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fbae0" officeooo:paragraph-rsid="000fbae0" style:font-size-asian="14pt" style:font-size-complex="16pt"/>
    </style:style>
    <style:style style:name="P2" style:family="paragraph" style:parent-style-name="Standard">
      <style:paragraph-properties fo:text-align="start" style:justify-single-word="false"/>
      <style:text-properties fo:font-size="16pt" officeooo:rsid="000fbae0" officeooo:paragraph-rsid="000fbae0" style:font-size-asian="14pt" style:font-size-complex="16pt"/>
    </style:style>
    <style:style style:name="T1" style:family="text">
      <style:text-properties fo:font-size="12pt" style:font-size-asian="10.5pt" style:font-size-complex="12pt"/>
    </style:style>
    <style:style style:name="T2" style:family="text">
      <style:text-properties fo:font-size="12pt" officeooo:rsid="00101709" style:font-size-asian="10.5pt" style:font-size-complex="12pt"/>
    </style:style>
    <style:style style:name="T3" style:family="text">
      <style:text-properties style:text-position="super 58%" fo:font-size="12pt" officeooo:rsid="00101709" style:font-size-asian="10.5pt" style:font-size-complex="12pt"/>
    </style:style>
    <style:style style:name="T4"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 SOURCE COMPUTING HARDWARE</text:p>
      <text:p text:style-name="P2"/>
      <text:p text:style-name="P2">1. Introduction</text:p>
      <text:p text:style-name="P2"><text:tab/><text:span text:style-name="T1">Open souce software is a term one might have heard much more so let’sjust start with it. Open source is a very widespread established business world model. Most of the important tools in use today are or have been made open source. May it be Firefox web browser, Apache web server or Eclipse IDE.<text:line-break/><text:tab/>What ‘OPEN SOURCE’ means?</text:span></text:p>
      <text:p text:style-name="P2"><text:span text:style-name="T1"><text:tab/><text:tab/>It is a change to the old established business approach. Open Source basically means that any consumer can have the source code and are “free” to customize it for their own use as and how they want to use it. As one can easily deduce that Open Source thus means that one doesn’t have to pay for it to use it.</text:span></text:p>
      <text:p text:style-name="P2"><text:span text:style-name="T1"><text:tab/>So how does it earn money. Tough the cost of distrbuting the software is zero it doesnt mean that the programmer is goung to earn nothing. For a web based application the revenue may coe from traffic and as the software becomes popular the revenur thus increases itself. <text:line-break/><text:line-break/><text:tab/>Here is where came the idea to the developers. If open source software is out there and successful. Why cant it be open source hardware too.<text:line-break/><text:tab/></text:span><text:span text:style-name="T2">How can it even generate reveenue when we have to build it using parts and distrbute it for free. But taking <text:s/>a closer look we see that the Hardware is made from silicon “Intellectual Property” written in a hardware description language (VHDL or Verilog (studied in 1</text:span><text:span text:style-name="T3">st</text:span><text:span text:style-name="T2"> year DLD course)) for an example. The implementation comes at a later stage. </text:span></text:p>
      <text:p text:style-name="P2"><text:span text:style-name="T2"><text:tab/>Eg Take ARM n Cambridge, its processor IP is built by other company to a chip millions tme a month. The IP has to be made only once and after that includes no charge to reproduce may it be one time or billion ti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00:04:36.765915932</meta:creation-date>
    <dc:date>2017-09-24T00:23:38.682009112</dc:date>
    <meta:editing-duration>PT5M51S</meta:editing-duration>
    <meta:editing-cycles>1</meta:editing-cycles>
    <meta:document-statistic meta:table-count="0" meta:image-count="0" meta:object-count="0" meta:page-count="1" meta:paragraph-count="6" meta:word-count="303" meta:character-count="1658" meta:non-whitespace-character-count="1349"/>
    <meta:generator>LibreOffice/5.1.6.2$Linux_X86_64 LibreOffice_project/10m0$Build-2</meta:generator>
  </office:meta>
</office:document-meta>
</file>